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ie um site completo para uma agência de viagens premium especializada em Bariloche, Argentina, com foco em conversão máxima, SEO otimizado e design mobile-first. O site deve transmitir exclusividade e qualidade premium.</text:span></text:p>
      <text:p text:style-name="P1"><text:span text:style-name="T1"/></text:p>
      <text:p text:style-name="P1"><text:span text:style-name="T1">### ESPECIFICAÇÕES TÉCNICAS:</text:span></text:p>
      <text:p text:style-name="P1"><text:span text:style-name="T1">- faça em next js + shadcn + react </text:span></text:p>
      <text:p text:style-name="P1"><text:span text:style-name="T1">- mude os incones para lucida</text:span></text:p>
      <text:p text:style-name="P1"><text:span text:style-name="T1">- HTML5 semântico + CSS3 moderno + JavaScript vanilla</text:span></text:p>
      <text:p text:style-name="P1"><text:span text:style-name="T1">- Design mobile-first responsivo</text:span></text:p>
      <text:p text:style-name="P1"><text:span text:style-name="T1">- Performance otimizada (Core Web Vitals)</text:span></text:p>
      <text:p text:style-name="P1"><text:span text:style-name="T1">- SEO técnico implementado</text:span></text:p>
      <text:p text:style-name="P1"><text:span text:style-name="T1">- Animações suaves e micro-interações</text:span></text:p>
      <text:p text:style-name="P1"><text:span text:style-name="T1">- Sistema de pagamento integrado (PIX, cartão, Bitcoin)</text:span></text:p>
      <text:p text:style-name="P1"><text:span text:style-name="T1"/></text:p>
      <text:p text:style-name="P1"><text:span text:style-name="T1">### ESTRUTURA DO SITE:</text:span></text:p>
      <text:p text:style-name="P1"><text:span text:style-name="T1"/></text:p>
      <text:p text:style-name="P1"><text:span text:style-name="T1">**HEADER FIXO:**</text:span></text:p>
      <text:p text:style-name="P1"><text:span text:style-name="T1">- Logo "Patagonia Premium Experience"</text:span></text:p>
      <text:p text:style-name="P1"><text:span text:style-name="T1">- Menu: Temporadas | Família | Aventura | Corporativo | Depoimentos | Contato</text:span></text:p>
      <text:p text:style-name="P1"><text:span text:style-name="T1">- Botões: "Consultoria Grátis" (destaque) | "Reservar Agora"</text:span></text:p>
      <text:p text:style-name="P1"><text:span text:style-name="T1">- WhatsApp fixo flutuante</text:span></text:p>
      <text:p text:style-name="P1"><text:span text:style-name="T1"/></text:p>
      <text:p text:style-name="P1"><text:span text:style-name="T1">**HERO SECTION:**</text:span></text:p>
      <text:p text:style-name="P1"><text:span text:style-name="T1">- Background: Video/animação de Bariloche em diferentes estações</text:span></text:p>
      <text:p text:style-name="P1"><text:span text:style-name="T1">- H1: "Sua Experiência Premium na Patagônia"</text:span></text:p>
      <text:p text:style-name="P1"><text:span text:style-name="T1">- Subtitle: "Concierge 24h<text:s/></text:span><text:span text:style-name="T2">• Guias Exclusivos • Experi</text:span><text:span text:style-name="T3">ências Únicas"</text:span></text:p>
      <text:p text:style-name="P1"><text:span text:style-name="T3">- 3 cards flutuantes das temporadas:</text:span></text:p>
      <text:p text:style-name="P1"><text:span text:style-name="T3"><text:s text:c="2"/>*<text:s/></text:span><text:span text:style-name="T4">🎿</text:span><text:span text:style-name="T5"><text:s/>INVERNO PREMIUM (R$ 8.900)</text:span></text:p>
      <text:p text:style-name="P1"><text:span text:style-name="T5"><text:s text:c="2"/>*<text:s/></text:span><text:span text:style-name="T6">🌞</text:span><text:span text:style-name="T7"><text:s/>VERÃO EXCLUSIVO (R$ 6.900)<text:s text:c="2"/></text:span></text:p>
      <text:p text:style-name="P1"><text:span text:style-name="T7"><text:s text:c="2"/>*<text:s/></text:span><text:span text:style-name="T8">🍂</text:span><text:span text:style-name="T9"><text:s/>SPRING BREAK (R$ 5.900)</text:span></text:p>
      <text:p text:style-name="P1"><text:span text:style-name="T9">- Trust indicators:<text:s/></text:span><text:span text:style-name="T10">⭐</text:span><text:span text:style-name="T11"><text:s/>4.9/5 | 847 experiências | Seguro incluído</text:span></text:p>
      <text:p text:style-name="P1"><text:span text:style-name="T11"/></text:p>
      <text:p text:style-name="P1"><text:span text:style-name="T11">**SEÇÃO DIFERENCIAL PREMIUM:**</text:span></text:p>
      <text:p text:style-name="P1"><text:span text:style-name="T11">Cards expansíveis mobile-friendly:</text:span></text:p>
      <text:p text:style-name="P1"><text:span text:style-name="T11">1.<text:s/></text:span><text:span text:style-name="T12">👤</text:span><text:span text:style-name="T13"><text:s/>Concierge Pessoal 24h</text:span></text:p>
      <text:p text:style-name="P1"><text:span text:style-name="T13">2.<text:s/></text:span><text:span text:style-name="T14">🎯</text:span><text:span text:style-name="T15"><text:s/>Experiências Exclusivas</text:span></text:p>
      <text:p text:style-name="P1"><text:span text:style-name="T15">3.<text:s/></text:span><text:span text:style-name="T16">👨‍👩‍👧‍👦</text:span><text:span text:style-name="T17"><text:s/>Especialista Família</text:span></text:p>
      <text:p text:style-name="P1"><text:span text:style-name="T17">4.<text:s/></text:span><text:span text:style-name="T18">⚡</text:span><text:span text:style-name="T19"><text:s/>Flexibilidade Total</text:span></text:p>
      <text:p text:style-name="P1"><text:span text:style-name="T19"/></text:p>
      <text:p text:style-name="P1"><text:span text:style-name="T19">**SELETOR DE TEMPORADAS:**</text:span></text:p>
      <text:p text:style-name="P1"><text:span text:style-name="T19">Tabs interativas (mobile swipe):</text:span></text:p>
      <text:p text:style-name="P1"><text:span text:style-name="T19">- INVERNO: Esqui, neve, atividades indoor (Jun-Set)</text:span></text:p>
      <text:p text:style-name="P1"><text:span text:style-name="T19">- VERÃO: Lagos, trekking, atividades aquáticas (Dez-Mar)</text:span></text:p>
      <text:p text:style-name="P1"><text:span text:style-name="T19">- SPRING: Flores, menos multidão, preços menores (Set-Nov)</text:span></text:p>
      <text:p text:style-name="P1"><text:span text:style-name="T19"/></text:p>
      <text:p text:style-name="P1"><text:span text:style-name="T19">**PACOTES POR TEMPORADA:**</text:span></text:p>
      <text:p text:style-name="P1"><text:span text:style-name="T19">Cards premium para cada estação:</text:span></text:p>
      <text:p text:style-name="P1"><text:span text:style-name="T19">- Família Premium</text:span></text:p>
      <text:p text:style-name="P1"><text:span text:style-name="T19">- Aventura Extrema<text:s text:c="2"/></text:span></text:p>
      <text:p text:style-name="P1"><text:span text:style-name="T19">- Casal Romântico</text:span></text:p>
      <text:p text:style-name="P1"><text:span text:style-name="T19">- Corporativo Executive</text:span></text:p>
      <text:p text:style-name="P1"><text:span text:style-name="T19"/></text:p>
      <text:p text:style-name="P1"><text:span text:style-name="T19">**WALL OF DEPOIMENTOS:**</text:span></text:p>
      <text:p text:style-name="P1"><text:span text:style-name="T19">- Carousel de vídeo-depoimentos</text:span></text:p>
      <text:p text:style-name="P1"><text:span text:style-name="T19">- Grid Instagram feed ao vivo</text:span></text:p>
      <text:p text:style-name="P1"><text:span text:style-name="T19">- Dados de impacto: 847 experiências, 4.9/5 estrelas</text:span></text:p>
      <text:p text:style-name="P1"><text:span text:style-name="T19">- Filtros por tipo (família, casal, aventura)</text:span></text:p>
      <text:p text:style-name="P1"><text:span text:style-name="T19"/></text:p>
      <text:p text:style-name="P1"><text:span text:style-name="T19">**SEÇÃO CONCIERGE 24H:**</text:span></text:p>
      <text:p text:style-name="P1"><text:span text:style-name="T19">- Vídeo explicativo (30s)</text:span></text:p>
      <text:p text:style-name="P1"><text:span text:style-name="T19">- Exemplos reais de suporte via WhatsApp</text:span></text:p>
      <text:p text:style-name="P1"><text:span text:style-name="T19">- Cases de problemas resolvidos instantaneamente</text:span></text:p>
      <text:p text:style-name="P1"><text:span text:style-name="T19">- "Diferencial que só nós oferecemos"</text:span></text:p>
      <text:p text:style-name="P1"><text:span text:style-name="T19"/></text:p>
      <text:p text:style-name="P1"><text:span text:style-name="T19">**EXPERIÊNCIAS EXCLUSIVAS:**</text:span></text:p>
      <text:p text:style-name="P1"><text:span text:style-name="T19">Grid com atividades únicas:</text:span></text:p>
      <text:p text:style-name="P1"><text:span text:style-name="T19">- Estância privada fechada ao público</text:span></text:p>
      <text:p text:style-name="P1"><text:span text:style-name="T19">- Helicóptero sobre glaciares</text:span></text:p>
      <text:p text:style-name="P1"><text:span text:style-name="T19">- Chef experience privativo</text:span></text:p>
      <text:p text:style-name="P1"><text:span text:style-name="T19">- Acesso VIP sem filas</text:span></text:p>
      <text:p text:style-name="P1"><text:span text:style-name="T19">- Locais secretos para fotos</text:span></text:p>
      <text:p text:style-name="P1"><text:span text:style-name="T19"/></text:p>
      <text:p text:style-name="P1"><text:span text:style-name="T19">**GARANTIAS REALISTAS:**</text:span></text:p>
      <text:p text:style-name="P1"><text:span text:style-name="T19">- Padrão premium auditado</text:span></text:p>
      <text:p text:style-name="P1"><text:span text:style-name="T19">- Plano B para todas atividades</text:span></text:p>
      <text:p text:style-name="P1"><text:span text:style-name="T19">- Flexibilidade de cancelamento</text:span></text:p>
      <text:p text:style-name="P1"><text:span text:style-name="T19">- Suporte garantido em 2h</text:span></text:p>
      <text:p text:style-name="P1"><text:span text:style-name="T19"/></text:p>
      <text:p text:style-name="P1"><text:span text:style-name="T19">**FAQ INTELIGENTE:**</text:span></text:p>
      <text:p text:style-name="P1"><text:span text:style-name="T19">Perguntas expansíveis sobre:</text:span></text:p>
      <text:p text:style-name="P1"><text:span text:style-name="T19">- Melhor época para ir</text:span></text:p>
      <text:p text:style-name="P1"><text:span text:style-name="T19">- O que está incluído</text:span></text:p>
      <text:p text:style-name="P1"><text:span text:style-name="T19">- Como funciona o concierge</text:span></text:p>
      <text:p text:style-name="P1"><text:span text:style-name="T19">- Formas de pagamento</text:span></text:p>
      <text:p text:style-name="P1"><text:span text:style-name="T19">- Política de cancelamento</text:span></text:p>
      <text:p text:style-name="P1"><text:span text:style-name="T19"/></text:p>
      <text:p text:style-name="P1"><text:span text:style-name="T19">**CTA FINAL:**</text:span></text:p>
      <text:p text:style-name="P1"><text:span text:style-name="T19">- Urgência: "Últimas vagas para alta temporada"</text:span></text:p>
      <text:p text:style-name="P1"><text:span text:style-name="T19">- Múltiplas opções: Reservar | Consultoria | WhatsApp</text:span></text:p>
      <text:p text:style-name="P1"><text:span text:style-name="T19">- Contador regressivo para desconto</text:span></text:p>
      <text:p text:style-name="P1"><text:span text:style-name="T19"/></text:p>
      <text:p text:style-name="P1"><text:span text:style-name="T19">**FOOTER COMPLETO:**</text:span></text:p>
      <text:p text:style-name="P1"><text:span text:style-name="T19">- Links úteis, contato, redes sociais</text:span></text:p>
      <text:p text:style-name="P1"><text:span text:style-name="T19">- Certificações e parceiros</text:span></text:p>
      <text:p text:style-name="P1"><text:span text:style-name="T19">- Política de privacidade</text:span></text:p>
      <text:p text:style-name="P1"><text:span text:style-name="T19">- Newsletter signup</text:span></text:p>
      <text:p text:style-name="P1"><text:span text:style-name="T19"/></text:p>
      <text:p text:style-name="P1"><text:span text:style-name="T19">### FUNCIONALIDADES INTERATIVAS:</text:span></text:p>
      <text:p text:style-name="P1"><text:span text:style-name="T19"/></text:p>
      <text:p text:style-name="P1"><text:span text:style-name="T19">**Sistema de Chat IA:**</text:span></text:p>
      <text:p text:style-name="P1"><text:span text:style-name="T19">- Chatbot "Sofia" integrado</text:span></text:p>
      <text:p text:style-name="P1"><text:span text:style-name="T19">- Respostas sobre pacotes, preços, datas</text:span></text:p>
      <text:p text:style-name="P1"><text:span text:style-name="T19">- Escalação para atendimento humano</text:span></text:p>
      <text:p text:style-name="P1"><text:span text:style-name="T19">- Histórico de conversa salvo</text:span></text:p>
      <text:p text:style-name="P1"><text:span text:style-name="T19"/></text:p>
      <text:p text:style-name="P1"><text:span text:style-name="T19">**Modal de Vídeo Chamada:**</text:span></text:p>
      <text:p text:style-name="P1"><text:span text:style-name="T19">- Botão "Falar com Especialista"</text:span></text:p>
      <text:p text:style-name="P1"><text:span text:style-name="T19">- Agendamento de consultoria</text:span></text:p>
      <text:p text:style-name="P1"><text:span text:style-name="T19">- Calendário integrado</text:span></text:p>
      <text:p text:style-name="P1"><text:span text:style-name="T19">- Lembretes automáticos</text:span></text:p>
      <text:p text:style-name="P1"><text:span text:style-name="T19"/></text:p>
      <text:p text:style-name="P1"><text:span text:style-name="T19">**Carrinho de Compras:**</text:span></text:p>
      <text:p text:style-name="P1"><text:span text:style-name="T19">- Adicionar múltiplos serviços</text:span></text:p>
      <text:p text:style-name="P1"><text:span text:style-name="T19">- Cálculo automático de preços</text:span></text:p>
      <text:p text:style-name="P1"><text:span text:style-name="T19">- Desconto por quantidade</text:span></text:p>
      <text:p text:style-name="P1"><text:span text:style-name="T19">- Checkout em 3 passos</text:span></text:p>
      <text:p text:style-name="P1"><text:span text:style-name="T19"/></text:p>
      <text:p text:style-name="P1"><text:span text:style-name="T19">**Sistema de Pagamento:**</text:span></text:p>
      <text:p text:style-name="P1"><text:span text:style-name="T19">- PIX (5% desconto)</text:span></text:p>
      <text:p text:style-name="P1"><text:span text:style-name="T19">- Cartão (12x sem juros)</text:span></text:p>
      <text:p text:style-name="P1"><text:span text:style-name="T19">- Bitcoin/crypto (3% desconto)</text:span></text:p>
      <text:p text:style-name="P1"><text:span text:style-name="T19">- Parcelamento próprio (24x)</text:span></text:p>
      <text:p text:style-name="P1"><text:span text:style-name="T19"/></text:p>
      <text:p text:style-name="P1"><text:span text:style-name="T19">### ELEMENTOS DE CONVERSÃO:</text:span></text:p>
      <text:p text:style-name="P1"><text:span text:style-name="T19"/></text:p>
      <text:p text:style-name="P1"><text:span text:style-name="T19">**Urgência e Escassez:**</text:span></text:p>
      <text:p text:style-name="P1"><text:span text:style-name="T19">- "Apenas 8 grupos por mês"</text:span></text:p>
      <text:p text:style-name="P1"><text:span text:style-name="T19">- "Restam X vagas para [mês]"</text:span></text:p>
      <text:p text:style-name="P1"><text:span text:style-name="T19">- Contador regressivo</text:span></text:p>
      <text:p text:style-name="P1"><text:span text:style-name="T19">- "Esgota em 48h na alta temporada"</text:span></text:p>
      <text:p text:style-name="P1"><text:span text:style-name="T19"/></text:p>
      <text:p text:style-name="P1"><text:span text:style-name="T19">**Social Proof:**</text:span></text:p>
      <text:p text:style-name="P1"><text:span text:style-name="T19">- Número de experiências realizadas</text:span></text:p>
      <text:p text:style-name="P1"><text:span text:style-name="T19">- Avaliações em tempo real</text:span></text:p>
      <text:p text:style-name="P1"><text:span text:style-name="T19">- Fotos de clientes atuais</text:span></text:p>
      <text:p text:style-name="P1"><text:span text:style-name="T19">- Certificações e prêmios</text:span></text:p>
      <text:p text:style-name="P1"><text:span text:style-name="T19"/></text:p>
      <text:p text:style-name="P1"><text:span text:style-name="T19">**Popup Strategy:**</text:span></text:p>
      <text:p text:style-name="P1"><text:span text:style-name="T19">- Exit intent com desconto</text:span></text:p>
      <text:p text:style-name="P1"><text:span text:style-name="T19">- Carrinho abandonado</text:span></text:p>
      <text:p text:style-name="P1"><text:span text:style-name="T19">- Tempo no site (offer especial)</text:span></text:p>
      <text:p text:style-name="P1"><text:span text:style-name="T19">- Scroll depth (consultoria grátis)</text:span></text:p>
      <text:p text:style-name="P1"><text:span text:style-name="T19"/></text:p>
      <text:p text:style-name="P1"><text:span text:style-name="T19">### DESIGN GUIDELINES:</text:span></text:p>
      <text:p text:style-name="P1"><text:span text:style-name="T19"/></text:p>
      <text:p text:style-name="P1"><text:span text:style-name="T19">**Cores:**</text:span></text:p>
      <text:p text:style-name="P1"><text:span text:style-name="T19">- Primária: Azul patagônico (#2c5aa0)</text:span></text:p>
      <text:p text:style-name="P1"><text:span text:style-name="T19">- Secundária: Dourado premium (#d4af37)</text:span></text:p>
      <text:p text:style-name="P1"><text:span text:style-name="T19">- Neutras: Cinza moderno (#f8f9fa)</text:span></text:p>
      <text:p text:style-name="P1"><text:span text:style-name="T19">- Acentos: Verde natureza (#228b22)</text:span></text:p>
      <text:p text:style-name="P1"><text:span text:style-name="T19"/></text:p>
      <text:p text:style-name="P1"><text:span text:style-name="T19">**Typography:**</text:span></text:p>
      <text:p text:style-name="P1"><text:span text:style-name="T19">- Headers: Font premium (Montserrat Bold)</text:span></text:p>
      <text:p text:style-name="P1"><text:span text:style-name="T19">- Body: Clean e legível (Open Sans)</text:span></text:p>
      <text:p text:style-name="P1"><text:span text:style-name="T19">- Hierarquia clara H1&gt;H2&gt;H3</text:span></text:p>
      <text:p text:style-name="P1"><text:span text:style-name="T19">- Contrast ratio WCAG AA</text:span></text:p>
      <text:p text:style-name="P1"><text:span text:style-name="T19"/></text:p>
      <text:p text:style-name="P1"><text:span text:style-name="T19">**Imagens:**</text:span></text:p>
      <text:p text:style-name="P1"><text:span text:style-name="T19">- Fotos profissionais 4K de Bariloche</text:span></text:p>
      <text:p text:style-name="P1"><text:span text:style-name="T19">- Videos de background otimizados</text:span></text:p>
      <text:p text:style-name="P1"><text:span text:style-name="T19">- Ícones consistentes (Lucide React)</text:span></text:p>
      <text:p text:style-name="P1"><text:span text:style-name="T19">- Lazy loading implementado</text:span></text:p>
      <text:p text:style-name="P1"><text:span text:style-name="T19"/></text:p>
      <text:p text:style-name="P1"><text:span text:style-name="T19">### SEO REQUIREMENTS:</text:span></text:p>
      <text:p text:style-name="P1"><text:span text:style-name="T19"/></text:p>
      <text:p text:style-name="P1"><text:span text:style-name="T19">**Meta Tags:**</text:span></text:p>
      <text:p text:style-name="P1"><text:span text:style-name="T19">- Title: "Bariloche Premium 2025 | Experiências Exclusivas Patagônia"</text:span></text:p>
      <text:p text:style-name="P1"><text:span text:style-name="T19">- Description: Call-to-action + diferencial + preço</text:span></text:p>
      <text:p text:style-name="P1"><text:span text:style-name="T19">- Open Graph para redes sociais</text:span></text:p>
      <text:p text:style-name="P1"><text:span text:style-name="T19">- Schema markup para agência de viagens</text:span></text:p>
      <text:p text:style-name="P1"><text:span text:style-name="T19"/></text:p>
      <text:p text:style-name="P1"><text:span text:style-name="T19">**Performance:**</text:span></text:p>
      <text:p text:style-name="P1"><text:span text:style-name="T19">- LCP &lt; 2.5s</text:span></text:p>
      <text:p text:style-name="P1"><text:span text:style-name="T19">- FID &lt; 100ms</text:span></text:p>
      <text:p text:style-name="P1"><text:span text:style-name="T19">- CLS &lt; 0.1</text:span></text:p>
      <text:p text:style-name="P1"><text:span text:style-name="T19">- Images WebP + responsive</text:span></text:p>
      <text:p text:style-name="P1"><text:span text:style-name="T19">- CSS crítico inline</text:span></text:p>
      <text:p text:style-name="P1"><text:span text:style-name="T19"/></text:p>
      <text:p text:style-name="P1"><text:span text:style-name="T19">**Tracking:**</text:span></text:p>
      <text:p text:style-name="P1"><text:span text:style-name="T19">- Google Analytics 4</text:span></text:p>
      <text:p text:style-name="P1"><text:span text:style-name="T19">- Facebook Pixel</text:span></text:p>
      <text:p text:style-name="P1"><text:span text:style-name="T19">- Hotjar heatmaps</text:span></text:p>
      <text:p text:style-name="P1"><text:span text:style-name="T19">- Conversion tracking</text:span></text:p>
      <text:p text:style-name="P1"><text:span text:style-name="T19"/></text:p>
      <text:p text:style-name="P1"><text:span text:style-name="T19">### RESPONSIVIDADE:</text:span></text:p>
      <text:p text:style-name="P1"><text:span text:style-name="T19"/></text:p>
      <text:p text:style-name="P1"><text:span text:style-name="T19">**Mobile First:**</text:span></text:p>
      <text:p text:style-name="P1"><text:span text:style-name="T19">- Breakpoints: 320px, 768px, 1024px, 1440px</text:span></text:p>
      <text:p text:style-name="P1"><text:span text:style-name="T19">- Touch-friendly (44px mínimo)</text:span></text:p>
      <text:p text:style-name="P1"><text:span text:style-name="T19">- Swipe gestures</text:span></text:p>
      <text:p text:style-name="P1"><text:span text:style-name="T19">- Thumb-friendly navigation</text:span></text:p>
      <text:p text:style-name="P1"><text:span text:style-name="T19"/></text:p>
      <text:p text:style-name="P1"><text:span text:style-name="T19">**Progressive Enhancement:**</text:span></text:p>
      <text:p text:style-name="P1"><text:span text:style-name="T19">- Funciona sem JavaScript</text:span></text:p>
      <text:p text:style-name="P1"><text:span text:style-name="T19">- Graceful degradation</text:span></text:p>
      <text:p text:style-name="P1"><text:span text:style-name="T19">- Offline fallbacks</text:span></text:p>
      <text:p text:style-name="P1"><text:span text:style-name="T19">- Loading states</text:span></text:p>
      <text:p text:style-name="P1"><text:span text:style-name="T19"/></text:p>
      <text:p text:style-name="P1"><text:span text:style-name="T19">Implemente todas essas funcionalidades priorizando conversão, experiência do usuário e performance. O site deve transmitir luxo, exclusividade e confiança absolut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